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5552" calcext:value-type="float">
            <text:p>45.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1208" calcext:value-type="float">
            <text:p>46.2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4776" calcext:value-type="float">
            <text:p>46.5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004" calcext:value-type="float">
            <text:p>46.0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200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764" calcext:value-type="float">
            <text:p>45.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616" calcext:value-type="float">
            <text:p>45.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7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1927</text:p>
          </table:table-cell>
          <table:table-cell office:value-type="string" calcext:value-type="string">
            <text:p>TWDB:1111927</text:p>
          </table:table-cell>
          <table:table-cell office:value-type="string" calcext:value-type="string">
            <text:p>196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